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94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51.8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40.34mm" fo:break-before="auto" style:use-optimal-row-height="true"/>
    </style:style>
    <style:style style:name="ro6" style:family="table-row">
      <style:table-row-properties style:row-height="32.4mm" fo:break-before="auto" style:use-optimal-row-height="true"/>
    </style:style>
    <style:style style:name="ro7" style:family="table-row">
      <style:table-row-properties style:row-height="28.43mm" fo:break-before="auto" style:use-optimal-row-height="true"/>
    </style:style>
    <style:style style:name="ro8" style:family="table-row">
      <style:table-row-properties style:row-height="4.52mm" fo:break-before="page" style:use-optimal-row-height="true"/>
    </style:style>
    <style:style style:name="ro9" style:family="table-row">
      <style:table-row-properties style:row-height="16.53mm" fo:break-before="auto" style:use-optimal-row-height="true"/>
    </style:style>
    <style:style style:name="ro10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transparent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5"/>
    <style:style style:name="ce6" style:family="table-cell" style:parent-style-name="Default" style:data-style-name="N45">
      <style:table-cell-properties fo:background-color="#ffff00"/>
    </style:style>
    <style:style style:name="ce7" style:family="table-cell" style:parent-style-name="Default" style:data-style-name="N45">
      <style:table-cell-properties fo:background-color="transparent"/>
    </style:style>
    <style:style style:name="ce8" style:family="table-cell" style:parent-style-name="Default" style:data-style-name="N45">
      <style:table-cell-properties style:rotation-align="bottom"/>
    </style:style>
    <style:style style:name="ce9" style:family="table-cell" style:parent-style-name="Default" style:data-style-name="N41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cc" fo:font-size="10pt" style:font-size-asian="10pt" style:font-size-complex="10pt"/>
    </style:style>
    <style:style style:name="T3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ce1"/>
        <table:table-row table:style-name="ro1">
          <table:table-cell/>
          <table:table-cell office:value-type="string" calcext:value-type="string">
            <text:p>Annahme</text:p>
          </table:table-cell>
          <table:table-cell office:value-type="string" calcext:value-type="string">
            <text:p>Robert</text:p>
          </table:table-cell>
          <table:table-cell/>
        </table:table-row>
        <table:table-row table:style-name="ro1">
          <table:table-cell office:value-type="string" calcext:value-type="string">
            <text:p>Zeitbedarf</text:p>
          </table:table-cell>
          <table:table-cell table:formula="of:=SUM([.B6:.B130])" office:value-type="time" office:time-value="PT00H05M12S" calcext:value-type="time">
            <text:p>05:12,00</text:p>
          </table:table-cell>
          <table:table-cell table:style-name="ce5" table:formula="of:=SUM([.C3:.C130])" office:value-type="time" office:time-value="PT00H03M24.2S" calcext:value-type="time">
            <text:p>03:24,20</text:p>
          </table:table-cell>
          <table:table-cell/>
        </table:table-row>
        <table:table-row table:style-name="ro1">
          <table:table-cell office:value-type="string" calcext:value-type="string">
            <text:p>Vorbereiten der Karte mit NOOBS: Kleine FAT-Partition (2GB) reicht, dann geht das Resizing schnell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style-name="ce5" office:value-type="time" office:time-value="PT00H00M05S" calcext:value-type="time">
            <text:p>00:05,00</text:p>
          </table:table-cell>
          <table:table-cell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5S" calcext:value-type="time">
            <text:p>00:05,00</text:p>
          </table:table-cell>
          <table:table-cell table:style-name="ce9"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time" office:time-value="PT00H00M17S" calcext:value-type="time">
            <text:p>00:17,00</text:p>
          </table:table-cell>
          <table:table-cell table:style-name="ce5" office:value-type="time" office:time-value="PT00H00M13S" calcext:value-type="time">
            <text:p>00:13,00</text:p>
          </table:table-cell>
          <table:table-cell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style-name="ce5" office:value-type="time" office:time-value="PT00H00M01S" calcext:value-type="time">
            <text:p>00:01,00</text:p>
          </table:table-cell>
          <table:table-cell/>
        </table:table-row>
        <table:table-row table:style-name="ro1">
          <table:table-cell office:value-type="string" calcext:value-type="string">
            <text:p>Konfiguration und erneuter Neustart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5.2S" calcext:value-type="time">
            <text:p>00:05,20</text:p>
          </table:table-cell>
          <table:table-cell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6" office:value-type="time" office:time-value="PT00H00M05S" calcext:value-type="time">
            <text:p>00:05,00</text:p>
          </table:table-cell>
          <table:table-cell table:style-name="ce6" office:value-type="time" office:time-value="PT00H00M10S" calcext:value-type="time">
            <text:p>00:10,0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style-name="ce8" office:value-type="time" office:time-value="PT00H00M07.4S" calcext:value-type="time" table:number-columns-spanned="1" table:number-rows-spanned="2">
            <text:p>00:07,40</text:p>
          </table:table-cell>
          <table:table-cell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covered-table-cell table:style-name="ce5"/>
          <table:table-cell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style-name="ce5" office:value-type="time" office:time-value="PT00H00M03S" calcext:value-type="time">
            <text:p>00:03,00</text:p>
          </table:table-cell>
          <table:table-cell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5S" calcext:value-type="time">
            <text:p>00:05,00</text:p>
          </table:table-cell>
          <table:table-cell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3S" calcext:value-type="time">
            <text:p>00:03,00</text:p>
          </table:table-cell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logout/-in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3.3S" calcext:value-type="time">
            <text:p>00:03,30</text:p>
          </table:table-cell>
          <table:table-cell/>
        </table:table-row>
        <table:table-row table:style-name="ro1">
          <table:table-cell office:value-type="string" calcext:value-type="string">
            <text:p>sudo docker run armhf/hello-world</text:p>
          </table:table-cell>
          <table:table-cell/>
          <table:table-cell table:style-name="ce5" office:value-type="time" office:time-value="PT00H00M02S" calcext:value-type="time">
            <text:p>00:02,00</text:p>
          </table:table-cell>
          <table:table-cell/>
        </table:table-row>
        <table:table-row table:style-name="ro1">
          <table:table-cell office:value-type="string" calcext:value-type="string">
            <text:p>docker run -it arm32v6/alpine /bin/sh</text:p>
          </table:table-cell>
          <table:table-cell/>
          <table:table-cell table:style-name="ce5" office:value-type="time" office:time-value="PT00H00M02.3S" calcext:value-type="time">
            <text:p>00:02,30</text:p>
          </table:table-cell>
          <table:table-cell/>
        </table:table-row>
        <table:table-row table:style-name="ro1">
          <table:table-cell office:value-type="string" calcext:value-type="string">
            <text:p>Erstes Spielen: docker ps (-a), docker images, docker network ls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Das kann auch länger dauern – mehrere Jobs parallel</text:p>
          </table:table-cell>
        </table:table-row>
        <table:table-row table:style-name="ro2">
          <table:table-cell office:value-type="string" calcext:value-type="string">
            <text:p>lxterminal -e docker run arm32v6/alpine sh -c "while true; do date ; sleep 1 ; done"</text:p>
            <text:p/>
            <text:p>Docker stats, docker ps -a; docker stop; docker pause, docker unpause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Unser erstes Dockerfile: cd ziai12/arm ; docker build -t mein-erstes-image . ; docker images erklären</text:p>
          </table:table-cell>
          <table:table-cell office:value-type="time" office:time-value="PT00H00M20S" calcext:value-type="time">
            <text:p>00:20,00</text:p>
          </table:table-cell>
          <table:table-cell table:style-name="ce5" office:value-type="time" office:time-value="PT00H00M02S" calcext:value-type="time">
            <text:p>00:02,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D<text:span text:style-name="T1">as Image basiert nun auf Alpine und php, php-fpm (über Port 9000)</text:span></text:p>
            <text:p/>
            <text:p><text:span text:style-name="T2">docker build -t myng -f Dockerfile.fromAlpineLocalNGINX .</text:span></text:p>
            <text:p><text:span text:style-name="T1">docker run -d -p 8080:80 --name webserver myng</text:span></text:p>
            <text:p><text:span text:style-name="T1">docker stats</text:span></text:p>
            <text:p><text:span text:style-name="T1">docker ps</text:span></text:p>
            <text:p/>
            <text:p><text:span text:style-name="T2">for   i   in   {0..9} ; do docker run -d --name webs$i -p 808$i:80 myng ; done</text:span></text:p>
            <text:p/>
            <text:p><text:span text:style-name="T1">curl  localhost:8083 &gt; /dev/null</text:span></text:p>
            <text:p><text:span text:style-name="T1">docker ps ; lxterminal --geometry=132x13 --command=“docker stats“</text:span></text:p>
            <text:p><text:span text:style-name="T2">for  i   in {0..9} ; do sh -c "curl -s http://localhost:808$i/mandel.php -o /dev/null &amp;" ; done</text:span>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er mit dem Browser quälen, siehe Präsentation. Hinweis auf top / htop und Swapspac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Vielleicht Temperatur anzeigen lassen?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Aufbau mit separatem, privaten Netzwerk:</text:p>
            <text:p>docker network create meinNetz</text:p>
            <text:p>docker rm -f $(docker ps -aq)</text:p>
            <text:p><text:span text:style-name="T3">docker run -d --name fpm --network meinNetz --network-alias phpfpm fpmimage</text:span></text:p>
            <text:p><text:span text:style-name="T3">docker run -dp 8080:80 --name mbr --network meinNetz mandel</text:span></text:p>
          </table:table-cell>
          <table:table-cell office:value-type="time" office:time-value="PT00H00M02S" calcext:value-type="time">
            <text:p>00:02,00</text:p>
          </table:table-cell>
          <table:table-cell table:style-name="ce5" office:value-type="time" office:time-value="PT00H00M02S" calcext:value-type="time">
            <text:p>00:02,00</text:p>
          </table:table-cell>
          <table:table-cell/>
        </table:table-row>
        <table:table-row table:style-name="ro2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p addr; # (IP-Adresse raussuchen) ; </text:p>
            <text:p>docker swarm init --advertise-addr 192.168.21.49 # siehe IP addr</text:p>
            <text:p>docker swarm join-token manager</text:p>
            <text:p>cd ~/ziai12; ./addnas</text:p>
            <text:p>ls -lL nas</text:p>
            <text:p>docker node ls</text:p>
            <text:p>docker swarm join-token manager</text:p>
            <text:p>docker swarm join-token manager &gt; nas/manager-$(docker node ls -q)</text:p>
            <text:p>docker swarm join-token worker &gt; nas/worker-$(docker node ls -q)</text:p>
            <text:p/>
          </table:table-cell>
          <table:table-cell office:value-type="time" office:time-value="PT00H00M15S" calcext:value-type="time">
            <text:p>00:15,00</text:p>
          </table:table-cell>
          <table:table-cell table:style-name="ce5" office:value-type="time" office:time-value="PT00H00M15S" calcext:value-type="time">
            <text:p>00:15,00</text:p>
          </table:table-cell>
          <table:table-cell/>
        </table:table-row>
        <table:table-row table:style-name="ro6">
          <table:table-cell office:value-type="string" calcext:value-type="string">
            <text:p>Erzeugen der Shellscripte</text:p>
            <text:p/>
            <text:p>(echo -n "# " ; docker swarm join-token worker) &gt; nas/worker-$(docker node ls -q)</text:p>
            <text:p/>
            <text:p>for typ in worker manager ; do</text:p>
            <text:p>  (echo -n "# " ; docker swarm join-token $typ) &gt; nas/$typ-$(docker node ls -q) ;</text:p>
            <text:p>done</text:p>
            <text:p/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10S" calcext:value-type="time">
            <text:p>00:10,00</text:p>
          </table:table-cell>
          <table:table-cell/>
        </table:table-row>
        <table:table-row table:style-name="ro7">
          <table:table-cell office:value-type="string" calcext:value-type="string">
            <text:p>docker service create \</text:p>
            <text:p>--name=viz \</text:p>
            <text:p>--publish=8081:8080/tcp \</text:p>
            <text:p>--constraint=node.role==manager \</text:p>
            <text:p>--detach=false \</text:p>
            <text:p>--mount=type=bind,src=/var/run/docker.sock,dst=/var/run/docker.sock \</text:p>
            <text:p>alexellis2/visualizer-arm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10S" calcext:value-type="time">
            <text:p>00:1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8">
          <table:table-cell office:value-type="string" calcext:value-type="string">
            <text:p>docker network create --driver=overlay schwarmNetz</text:p>
          </table:table-cell>
          <table:table-cell office:value-type="time" office:time-value="PT00H00M30S" calcext:value-type="time">
            <text:p>00:30,00</text:p>
          </table:table-cell>
          <table:table-cell table:style-name="ce5" office:value-type="time" office:time-value="PT00H00M30S" calcext:value-type="time">
            <text:p>00:30,00</text:p>
          </table:table-cell>
          <table:table-cell/>
        </table:table-row>
        <table:table-row table:style-name="ro1">
          <table:table-cell office:value-type="string" calcext:value-type="string">
            <text:p>docker network l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network inspect schwarmNetz</text:p>
          </table:table-cell>
          <table:table-cell table:style-name="Default"/>
          <table:table-cell table:number-columns-repeated="2"/>
        </table:table-row>
        <table:table-row table:style-name="ro7">
          <table:table-cell office:value-type="string" calcext:value-type="string">
            <text:p>docker service create \</text:p>
            <text:p>--network schwarmNetz \</text:p>
            <text:p>--mode global \</text:p>
            <text:p>--name phpfpm \</text:p>
            <text:p>--detach=false \</text:p>
            <text:p>fpmimage</text:p>
            <text:p/>
          </table:table-cell>
          <table:table-cell table:style-name="Default"/>
          <table:table-cell table:number-columns-repeated="2"/>
        </table:table-row>
        <table:table-row table:style-name="ro6">
          <table:table-cell office:value-type="string" calcext:value-type="string">
            <text:p>docker service create \</text:p>
            <text:p>--network schwarmNetz \</text:p>
            <text:p>--mode replicated --replicas 4 \</text:p>
            <text:p>--publish 8080:80/tcp \</text:p>
            <text:p>--name mbr \</text:p>
            <text:p>--detach=false \</text:p>
            <text:p>mandel</text:p>
            <text:p/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service l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service ps mb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hromium-browser http://172.17.0.1:8080/brot.php 2&gt;/dev/null &amp;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9">
          <table:table-cell office:value-type="string" calcext:value-type="string">
            <text:p>docker pull frickler24/mandel:1.0.1</text:p>
            <text:p>docker pull frickler24/mandel:1.0.3</text:p>
            <text:p>docker pull frickler24/fpmimage:1.0.1</text:p>
            <text:p>docker pull frickler24/fpmimage:1.0.3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time" office:time-value="PT00H00M30S" calcext:value-type="time">
            <text:p>00:30,00</text:p>
          </table:table-cell>
          <table:table-cell table:style-name="ce5" office:value-type="time" office:time-value="PT00H00M30S" calcext:value-type="time">
            <text:p>00:30,00</text:p>
          </table:table-cell>
          <table:table-cell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ht immer no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…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ocker service inspect --format="{{.Endpoint.VirtualIPs}}" mbr <text:s text:c="4"/>//// <text:s text:c="4"/>dnsdomainname -I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lling update:</text:p>
          </table:table-cell>
          <table:table-cell table:style-name="Default"/>
          <table:table-cell table:number-columns-repeated="2"/>
        </table:table-row>
        <table:table-row table:style-name="ro10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10S" calcext:value-type="time">
            <text:p>00:10,00</text:p>
          </table:table-cell>
          <table:table-cell/>
        </table:table-row>
        <table:table-row table:style-name="ro1">
          <table:table-cell table:style-name="ce4"/>
          <table:table-cell/>
          <table:table-cell table:style-name="ce5"/>
          <table:table-cell/>
        </table:table-row>
        <table:table-row table:style-name="ro10">
          <table:table-cell table:style-name="ce4" office:value-type="string" calcext:value-type="string">
            <text:p>Service mit Unterstützung der amazon cloud</text:p>
          </table:table-cell>
          <table:table-cell office:value-type="time" office:time-value="PT00H00M30S" calcext:value-type="time">
            <text:p>00:30,00</text:p>
          </table:table-cell>
          <table:table-cell table:style-name="ce5" office:value-type="time" office:time-value="PT00H00M30S" calcext:value-type="time">
            <text:p>00:30,00</text:p>
          </table:table-cell>
          <table:table-cell/>
        </table:table-row>
        <table:table-row table:style-name="ro1">
          <table:table-cell table:style-name="ce4"/>
          <table:table-cell/>
          <table:table-cell table:style-name="ce5"/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/>
            <text:p>docker service create --name=viz --publish=8081:8080/tcp --constraint=node.role==manager --detach=true  --mount=type=bind,src=/var/run/docker.sock,dst=/var/run/docker.sock alexellis2/visualizer-arm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 table:number-rows-repeated="104850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.00.0000</text:date>, <text:time style:data-style-name="N2" text:time-value="19:48:03.4344255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11-17T19:54:15.928608751</dc:date>
    <meta:editing-duration>P2DT49S</meta:editing-duration>
    <meta:editing-cycles>67</meta:editing-cycles>
    <meta:generator>LibreOffice/5.1.6.2$Linux_X86_64 LibreOffice_project/10m0$Build-2</meta:generator>
    <dc:creator>Lutz Eichler</dc:creator>
    <meta:printed-by>Lutz Eichler</meta:printed-by>
    <meta:print-date>2017-11-17T19:54:33.755935107</meta:print-date>
    <meta:document-statistic meta:table-count="1" meta:cell-count="110" meta:object-count="0"/>
  </office:meta>
</office:document-meta>
</file>